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mo" fo:font-size="10pt" fo:font-weight="bold" style:font-size-asian="10pt" style:font-weight-asian="bold" style:font-size-complex="10pt" style:font-weight-complex="bold"/>
    </style:style>
    <style:style style:name="P2" style:family="paragraph" style:parent-style-name="Standard">
      <style:text-properties style:font-name="Arimo" fo:font-size="10pt" fo:font-weight="normal" style:font-size-asian="10pt" style:font-weight-asian="normal" style:font-size-complex="10pt" style:font-weight-complex="normal"/>
    </style:style>
    <style:style style:name="P3" style:family="paragraph" style:parent-style-name="Standard">
      <style:text-properties style:font-name="Arimo"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text-properties style:font-name="Arimo" fo:font-size="10pt" style:text-underline-style="none" fo:font-weight="normal" style:font-size-asian="10pt" style:font-weight-asian="normal" style:font-size-complex="10pt" style:font-weight-complex="normal"/>
    </style:style>
    <style:style style:name="P5" style:family="paragraph" style:parent-style-name="Standard">
      <style:text-properties style:font-name="Arimo" fo:font-size="10pt" style:text-underline-style="none"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can I apply these architectural concepts to the Serenity Ignited business page. I believe I have already started building my app's structure in this way. I currently have the Admin folder which contains the components building the part of the site that will allow my mom to manage her calendar. This part of Serenity Ignited will not be available to the public. And then I currently have two other folders, called ReakiShop and SoapShop, which were meant to be the public facing, generally accessible parts of her website divided according to the two product lines of the Serenity Ignited business. </text:p>
      <text:p text:style-name="P2"/>
      <text:p text:style-name="P2">From here, I will need to remove the SoapShop, as my mom has decided against selling those products online so that she can focus on the energy healing aspects of her business. Once the components pertaining to the SoapShop have been removed, I think my next focus should be sketching out the pages and defining the functionality that each will require before I begin coding again. This will give me a clearer idea of the overall app structure, the internal dependency tree, so that I can code the components with that structure in mind. Luckily, since my mom has been building a site on her own, she's already laid out the pages that she needs for me to model in my app. </text:p>
      <text:p text:style-name="P2"/>
      <text:p text:style-name="P2">Sketching out the pages and functionality ahead of time will also make it easier to build my application out using the composition aspect of React architecture. I will have a better idea of what the DOM tree looks like and will be able to code components to render children right away, rather than having to rewrite the code as composable components after the fact. <text:s/></text:p>
      <text:p text:style-name="P2"/>
      <text:p text:style-name="P1">Public Interface:</text:p>
      <text:p text:style-name="P2"/>
      <text:p text:style-name="P3">Home Page</text:p>
      <text:p text:style-name="P4">Content/informational. An overview of energy healing and its benefits followed by in depth, expandable content conveying an in depth explanation of Reiki and Access Consciousness healing modalities. Snap-to scrolling with corresponding menu tabs. </text:p>
      <text:p text:style-name="P4"/>
      <text:p text:style-name="P3">Booking &gt; Modality &gt; Type &gt; Calendar &gt; Payment</text:p>
      <text:p text:style-name="P4">Directs clients through the selection of their desired healing modality (Reiki or Access Bars), desired session type (Remote will be on option for Reiki, but not for Access Bars), allow them to select a date/time, and then finalize the booking with their payment information. </text:p>
      <text:p text:style-name="P4"/>
      <text:p text:style-name="P3">Contact Page</text:p>
      <text:p text:style-name="P4">Self explanatory.</text:p>
      <text:p text:style-name="P4"/>
      <text:p text:style-name="P3">About Me</text:p>
      <text:p text:style-name="P4">Self explanatory.</text:p>
      <text:p text:style-name="P4"/>
      <text:p text:style-name="P5">Admin Interface:</text:p>
      <text:p text:style-name="P5"/>
      <text:p text:style-name="P3">Overview</text:p>
      <text:p text:style-name="P4">Displays upcoming appointments and current month's availability. </text:p>
      <text:p text:style-name="P4"/>
      <text:p text:style-name="P3">Settings</text:p>
      <text:p text:style-name="P4">Allows user to edit availability. </text:p>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m Duer</meta:initial-creator>
    <meta:creation-date>2021-08-16T20:59:11.20</meta:creation-date>
    <dc:date>2021-08-16T21:42:21.44</dc:date>
    <dc:creator>Kim Duer</dc:creator>
    <meta:editing-duration>PT43M10S</meta:editing-duration>
    <meta:editing-cycles>2</meta:editing-cycles>
    <meta:generator>OpenOffice/4.1.7$Win32 OpenOffice.org_project/417m1$Build-9800</meta:generator>
    <meta:document-statistic meta:table-count="0" meta:image-count="0" meta:object-count="0" meta:page-count="1" meta:paragraph-count="17" meta:word-count="401" meta:character-count="2421"/>
  </office:meta>
</office:document-meta>
</file>